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bilities" style:family="table">
      <style:table-properties style:width="4.5in" style:rel-width="100%" fo:break-before="auto" fo:break-after="auto" table:align="center" style:may-break-between-rows="false"/>
    </style:style>
    <style:style style:name="Abilities.A" style:family="table-column">
      <style:table-column-properties style:column-width="1.25in" style:rel-column-width="1800*"/>
    </style:style>
    <style:style style:name="Abilities.B" style:family="table-column">
      <style:table-column-properties style:column-width="2.6708in" style:rel-column-width="3846*"/>
    </style:style>
    <style:style style:name="Abilities.C" style:family="table-column">
      <style:table-column-properties style:column-width="0.3326in" style:rel-column-width="479*"/>
    </style:style>
    <style:style style:name="Abilities.D" style:family="table-column">
      <style:table-column-properties style:column-width="0.2465in" style:rel-column-width="355*"/>
    </style:style>
    <style:style style:name="Abilities.A1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0.5pt solid #000000" fo:border-bottom="0.05pt solid #000000">
        <style:background-image/>
      </style:table-cell-properties>
    </style:style>
    <style:style style:name="Abilities.A2" style:family="table-cell">
      <style:table-cell-properties style:vertical-align="middle" fo:background-color="#eeeeee" fo:padding-left="0.0201in" fo:padding-right="0.0201in" fo:padding-top="0.0299in" fo:padding-bottom="0.0299in" fo:border="none">
        <style:background-image/>
      </style:table-cell-properties>
    </style:style>
    <style:style style:name="Abilities.A3" style:family="table-cell">
      <style:table-cell-properties style:vertical-align="middle" fo:background-color="transparent" fo:padding-left="0.0201in" fo:padding-right="0.0201in" fo:padding-top="0.0299in" fo:padding-bottom="0.0299in" fo:border="none">
        <style:background-image/>
      </style:table-cell-properties>
    </style:style>
    <style:style style:name="Abilities.A8" style:family="table-cell">
      <style:table-cell-properties style:vertical-align="middle" fo:background-color="#eeeeee" fo:padding-left="0.0201in" fo:padding-right="0.0201in" fo:padding-top="0.0299in" fo:padding-bottom="0.0299in" fo:border-left="none" fo:border-right="none" fo:border-top="0.5pt solid #000000" fo:border-bottom="none">
        <style:background-image/>
      </style:table-cell-properties>
    </style:style>
    <style:style style:name="Abilities.A13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none" fo:border-bottom="0.5pt solid #000000">
        <style:background-image/>
      </style:table-cell-properties>
    </style:style>
    <style:style style:name="Abilities.A14" style:family="table-cell">
      <style:table-cell-properties style:vertical-align="middle" fo:background-color="#eeeeee" fo:padding-left="0.0201in" fo:padding-right="0.0201in" fo:padding-top="0.0299in" fo:padding-bottom="0.0299in" fo:border-left="none" fo:border-right="none" fo:border-top="0.05pt solid #000000" fo:border-bottom="none">
        <style:background-image/>
      </style:table-cell-properties>
    </style:style>
    <style:style style:name="Abilities.A23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0.05pt solid #000000" fo:border-bottom="none">
        <style:background-image/>
      </style:table-cell-properties>
    </style:style>
    <style:style style:name="Abilities.A31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officeooo:paragraph-rsid="008e05fc" style:font-size-asian="10pt" style:font-size-complex="10pt"/>
    </style:style>
    <style:style style:name="P3" style:family="paragraph" style:parent-style-name="Normal">
      <style:paragraph-properties fo:text-align="center" style:justify-single-word="false"/>
      <style:text-properties style:font-name="Arial" fo:font-size="10pt" fo:font-style="normal" style:text-underline-style="none" fo:font-weight="normal" officeooo:paragraph-rsid="00d8b7d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Normal">
      <style:text-properties style:font-name="Arial" fo:font-size="8pt" officeooo:paragraph-rsid="008e05fc" style:font-size-asian="7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c45c2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21239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e0fdaa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807f8e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6ad79c" officeooo:paragraph-rsid="006ad79c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93e60a" officeooo:paragraph-rsid="0093e60a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4cd50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79547c5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45c27" officeooo:paragraph-rsid="00c45c2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d70e7" officeooo:paragraph-rsid="00cd70e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739f8" officeooo:paragraph-rsid="00d739f8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7f70f64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85afc11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437084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ebf7f" officeooo:paragraph-rsid="00cebf7f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4c080" officeooo:paragraph-rsid="0024c08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45c27" officeooo:paragraph-rsid="00c45c27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c62a9a8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32cca" officeooo:paragraph-rsid="00232cca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95ce161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2bc730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02db7" officeooo:paragraph-rsid="00202db7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a81cc" officeooo:paragraph-rsid="00da81cc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fb63bbb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fo:text-shadow="none" style:text-underline-style="none" fo:font-weight="normal" officeooo:paragraph-rsid="000efc50" style:text-blinking="false" style:font-name-asian="FreeMono1" style:font-size-asian="10pt" style:font-style-asian="normal" style:font-weight-asian="normal" style:font-name-complex="FreeMono1" style:font-size-complex="10pt" style:font-style-complex="normal" style:font-weight-complex="normal" text:display="tru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d5fcb" officeooo:paragraph-rsid="003d5fcb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5159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90c18" officeooo:paragraph-rsid="00490c18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7bbb3" officeooo:paragraph-rsid="0047bbb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451986e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2254ac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60c10f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fde57b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45eb86a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91a50e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0ae65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4ad360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c176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f8e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2b025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65272e" officeooo:paragraph-rsid="0065272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c55579" officeooo:paragraph-rsid="00c55579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cd70e7" officeooo:paragraph-rsid="00cd70e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1270f" officeooo:paragraph-rsid="00d1270f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199c3" officeooo:paragraph-rsid="00d199c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f70f64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65272e" officeooo:paragraph-rsid="0065272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5159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rsid="049d3249" officeooo:paragraph-rsid="005ff605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rsid="0a2d59cf" officeooo:paragraph-rsid="000efc50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paragraph-rsid="000efc50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84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df409" officeooo:paragraph-rsid="00ddf409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d01e275" style:font-name-asian="Wingdings" style:font-name-complex="Wingdings"/>
    </style:style>
    <style:style style:name="T3" style:family="text">
      <style:text-properties officeooo:rsid="00232cca" style:font-name-asian="Wingdings" style:font-name-complex="Wingdings"/>
    </style:style>
    <style:style style:name="T4" style:family="text">
      <style:text-properties officeooo:rsid="003ebe5c" style:font-name-asian="Wingdings" style:font-name-complex="Wingdings"/>
    </style:style>
    <style:style style:name="T5" style:family="text">
      <style:text-properties officeooo:rsid="0047bbb3" style:font-name-asian="Wingdings" style:font-name-complex="Wingdings"/>
    </style:style>
    <style:style style:name="T6" style:family="text">
      <style:text-properties officeooo:rsid="0081a0f6" style:font-name-asian="Wingdings" style:font-name-complex="Wingdings"/>
    </style:style>
    <style:style style:name="T7" style:family="text">
      <style:text-properties officeooo:rsid="0086ed97" style:font-name-asian="Wingdings" style:font-name-complex="Wingdings"/>
    </style:style>
    <style:style style:name="T8" style:family="text">
      <style:text-properties officeooo:rsid="00c45c27" style:font-name-asian="Wingdings" style:font-name-complex="Wingdings"/>
    </style:style>
    <style:style style:name="T9" style:family="text">
      <style:text-properties officeooo:rsid="0451986e"/>
    </style:style>
    <style:style style:name="T10" style:family="text">
      <style:text-properties officeooo:rsid="003c1762"/>
    </style:style>
    <style:style style:name="T11" style:family="text">
      <style:text-properties officeooo:rsid="0253a09b"/>
    </style:style>
    <style:style style:name="T12" style:family="text">
      <style:text-properties officeooo:rsid="103e6a2c"/>
    </style:style>
    <style:style style:name="T13" style:family="text">
      <style:text-properties officeooo:rsid="0871d05d"/>
    </style:style>
    <style:style style:name="T14" style:family="text">
      <style:text-properties officeooo:rsid="05c3c408"/>
    </style:style>
    <style:style style:name="T15" style:family="text">
      <style:text-properties officeooo:rsid="0d99ca12"/>
    </style:style>
    <style:style style:name="T16" style:family="text">
      <style:text-properties officeooo:rsid="0c2254ac"/>
    </style:style>
    <style:style style:name="T17" style:family="text">
      <style:text-properties officeooo:rsid="0807f8e8"/>
    </style:style>
    <style:style style:name="T18" style:family="text">
      <style:text-properties officeooo:rsid="08075159"/>
    </style:style>
    <style:style style:name="T19" style:family="text">
      <style:text-properties officeooo:rsid="0c54c77d"/>
    </style:style>
    <style:style style:name="T20" style:family="text">
      <style:text-properties officeooo:rsid="0d4b152f"/>
    </style:style>
    <style:style style:name="T21" style:family="text">
      <style:text-properties officeooo:rsid="05d76735"/>
    </style:style>
    <style:style style:name="T22" style:family="text">
      <style:text-properties officeooo:rsid="0da4cd50"/>
    </style:style>
    <style:style style:name="T23" style:family="text">
      <style:text-properties officeooo:rsid="0f98323b"/>
    </style:style>
    <style:style style:name="T24" style:family="text">
      <style:text-properties officeooo:rsid="003ebe5c"/>
    </style:style>
    <style:style style:name="T25" style:family="text">
      <style:text-properties officeooo:rsid="00411426"/>
    </style:style>
    <style:style style:name="T26" style:family="text">
      <style:text-properties officeooo:rsid="0042ce08"/>
    </style:style>
    <style:style style:name="T27" style:family="text">
      <style:text-properties officeooo:rsid="0047bbb3"/>
    </style:style>
    <style:style style:name="T28" style:family="text">
      <style:text-properties officeooo:rsid="0065272e"/>
    </style:style>
    <style:style style:name="T29" style:family="text">
      <style:text-properties officeooo:rsid="006ad79c"/>
    </style:style>
    <style:style style:name="T30" style:family="text">
      <style:text-properties officeooo:rsid="006c9ab5"/>
    </style:style>
    <style:style style:name="T31" style:family="text">
      <style:text-properties officeooo:rsid="0081a0f6"/>
    </style:style>
    <style:style style:name="T32" style:family="text">
      <style:text-properties officeooo:rsid="0093e60a"/>
    </style:style>
    <style:style style:name="T33" style:family="text">
      <style:text-properties officeooo:rsid="00948b85"/>
    </style:style>
    <style:style style:name="T34" style:family="text">
      <style:text-properties officeooo:rsid="00a41703"/>
    </style:style>
    <style:style style:name="T35" style:family="text">
      <style:text-properties officeooo:rsid="00a695a8"/>
    </style:style>
    <style:style style:name="T36" style:family="text">
      <style:text-properties officeooo:rsid="00a7ca7b"/>
    </style:style>
    <style:style style:name="T37" style:family="text">
      <style:text-properties officeooo:rsid="00c45c27"/>
    </style:style>
    <style:style style:name="T38" style:family="text">
      <style:text-properties officeooo:rsid="00c5989e"/>
    </style:style>
    <style:style style:name="T39" style:family="text">
      <style:text-properties officeooo:rsid="00c8fce8"/>
    </style:style>
    <style:style style:name="T40" style:family="text">
      <style:text-properties officeooo:rsid="00cd70e7"/>
    </style:style>
    <style:style style:name="T41" style:family="text">
      <style:text-properties officeooo:rsid="00cebf7f"/>
    </style:style>
    <style:style style:name="T42" style:family="text">
      <style:text-properties officeooo:rsid="00d1270f"/>
    </style:style>
    <style:style style:name="T43" style:family="text">
      <style:text-properties officeooo:rsid="00d8b7d8"/>
    </style:style>
    <style:style style:name="T44" style:family="text">
      <style:text-properties officeooo:rsid="00dbca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ABILITIES</text:p>
      <text:p text:style-name="P4"/>
      <text:p text:style-name="P2">These are <text:span text:style-name="T38">Character </text:span>upgrades purchased with <text:span text:style-name="T38">XP</text:span>, <text:span text:style-name="T37">up to Max level</text:span>.</text:p>
      <table:table table:name="Abilities" table:style-name="Abilities">
        <table:table-column table:style-name="Abilities.A"/>
        <table:table-column table:style-name="Abilities.B"/>
        <table:table-column table:style-name="Abilities.C"/>
        <table:table-column table:style-name="Abilities.D"/>
        <table:table-row>
          <table:table-cell table:style-name="Abilities.A1" office:value-type="string">
            <text:p text:style-name="P81">ABILITIES</text:p>
          </table:table-cell>
          <table:table-cell table:style-name="Abilities.A1" office:value-type="string">
            <text:p text:style-name="P82">Notes</text:p>
          </table:table-cell>
          <table:table-cell table:style-name="Abilities.A1" office:value-type="string">
            <text:p text:style-name="P83">Max</text:p>
          </table:table-cell>
          <table:table-cell table:style-name="Abilities.A1" office:value-type="string">
            <text:p text:style-name="P83">XP</text:p>
          </table:table-cell>
        </table:table-row>
        <table:table-row>
          <table:table-cell table:style-name="Abilities.A2" office:value-type="string">
            <text:p text:style-name="P25">Favorite Weapon</text:p>
          </table:table-cell>
          <table:table-cell table:style-name="Abilities.A2" office:value-type="string">
            <text:p text:style-name="P45"><text:span text:style-name="T4">Botch</text:span><text:span text:style-name="T2"> is</text:span><text:span text:style-name="T7"> </text:span><text:span text:style-name="T8">only </text:span><text:span text:style-name="T2">a</text:span><text:span text:style-name="T3"> </text:span><text:span text:style-name="T2">Fail with</text:span><text:span text:style-name="T5"> </text:span><text:span text:style-name="T6">one</text:span><text:span text:style-name="T2"> weapon</text:span>.</text:p>
          </table:table-cell>
          <table:table-cell table:style-name="Abilities.A2" office:value-type="string">
            <text:p text:style-name="P46">1</text:p>
          </table:table-cell>
          <table:table-cell table:style-name="Abilities.A2" office:value-type="string">
            <text:p text:style-name="P49">3</text:p>
          </table:table-cell>
        </table:table-row>
        <table:table-row>
          <table:table-cell table:style-name="Abilities.A3" office:value-type="string">
            <text:p text:style-name="P25">Hyper <text:span text:style-name="T24">I</text:span>mmunity</text:p>
          </table:table-cell>
          <table:table-cell table:style-name="Abilities.A3" office:value-type="string">
            <text:p text:style-name="P6">+<text:span text:style-name="T14">1</text:span> to resist<text:span text:style-name="T16"> Diseases</text:span>.</text:p>
          </table:table-cell>
          <table:table-cell table:style-name="Abilities.A3" office:value-type="string">
            <text:p text:style-name="P50">3</text:p>
          </table:table-cell>
          <table:table-cell table:style-name="Abilities.A3" office:value-type="string">
            <text:p text:style-name="P75">3</text:p>
          </table:table-cell>
        </table:table-row>
        <table:table-row>
          <table:table-cell table:style-name="Abilities.A2" office:value-type="string">
            <text:p text:style-name="P26">Pack Mentality</text:p>
          </table:table-cell>
          <table:table-cell table:style-name="Abilities.A2" office:value-type="string">
            <text:p text:style-name="P8">+1<text:span text:style-name="T9"> </text:span>ATK <text:span text:style-name="T40">against a target a Comrade ATKs.</text:span></text:p>
          </table:table-cell>
          <table:table-cell table:style-name="Abilities.A2" office:value-type="string">
            <text:p text:style-name="P52">1</text:p>
          </table:table-cell>
          <table:table-cell table:style-name="Abilities.A2" office:value-type="string">
            <text:p text:style-name="P49">3</text:p>
          </table:table-cell>
        </table:table-row>
        <table:table-row>
          <table:table-cell table:style-name="Abilities.A3" office:value-type="string">
            <text:p text:style-name="P41">Quick Reload</text:p>
          </table:table-cell>
          <table:table-cell table:style-name="Abilities.A3" office:value-type="string">
            <text:p text:style-name="P7"><text:span text:style-name="T15">Free</text:span> Reload <text:span text:style-name="T34">once per </text:span>rnd.</text:p>
          </table:table-cell>
          <table:table-cell table:style-name="Abilities.A3" office:value-type="string">
            <text:p text:style-name="P46">1</text:p>
          </table:table-cell>
          <table:table-cell table:style-name="Abilities.A3" office:value-type="string">
            <text:p text:style-name="P47">3</text:p>
          </table:table-cell>
        </table:table-row>
        <table:table-row>
          <table:table-cell table:style-name="Abilities.A2" office:value-type="string">
            <text:p text:style-name="P27">Specialize*</text:p>
          </table:table-cell>
          <table:table-cell table:style-name="Abilities.A2" office:value-type="string">
            <text:p text:style-name="P5">+1 to a<text:span text:style-name="T28"> </text:span>Skill Specialty.</text:p>
          </table:table-cell>
          <table:table-cell table:style-name="Abilities.A2" office:value-type="string">
            <text:p text:style-name="P72">3</text:p>
          </table:table-cell>
          <table:table-cell table:style-name="Abilities.A2" office:value-type="string">
            <text:p text:style-name="P68">6</text:p>
          </table:table-cell>
        </table:table-row>
        <table:table-row>
          <table:table-cell table:style-name="Abilities.A3" office:value-type="string">
            <text:p text:style-name="P25">Weapon Training*</text:p>
          </table:table-cell>
          <table:table-cell table:style-name="Abilities.A3" office:value-type="string">
            <text:p text:style-name="P5">+1 ATK for a<text:span text:style-name="T10"> specific </text:span>weapon.</text:p>
          </table:table-cell>
          <table:table-cell table:style-name="Abilities.A3" office:value-type="string">
            <text:p text:style-name="P51">1</text:p>
          </table:table-cell>
          <table:table-cell table:style-name="Abilities.A3" office:value-type="string">
            <text:p text:style-name="P72">3</text:p>
          </table:table-cell>
        </table:table-row>
        <table:table-row>
          <table:table-cell table:style-name="Abilities.A8" office:value-type="string">
            <text:p text:style-name="P28">Efficient Work*</text:p>
          </table:table-cell>
          <table:table-cell table:style-name="Abilities.A8" office:value-type="string">
            <text:p text:style-name="P9"><text:span text:style-name="T32">[</text:span>Time / <text:span text:style-name="T31">2] for</text:span> a Skill (min<text:span text:style-name="T35">imum</text:span> <text:span text:style-name="T33">1 action</text:span>).</text:p>
          </table:table-cell>
          <table:table-cell table:style-name="Abilities.A8" office:value-type="string">
            <text:p text:style-name="P56">1</text:p>
          </table:table-cell>
          <table:table-cell table:style-name="Abilities.A8" office:value-type="string">
            <text:p text:style-name="P46">6</text:p>
          </table:table-cell>
        </table:table-row>
        <table:table-row>
          <table:table-cell table:style-name="Abilities.A3" office:value-type="string">
            <text:p text:style-name="P32">Fast Draw</text:p>
          </table:table-cell>
          <table:table-cell table:style-name="Abilities.A3" office:value-type="string">
            <text:p text:style-name="P5"><text:span text:style-name="T12">Free item d</text:span>raw <text:span text:style-name="T34">once per rnd.</text:span></text:p>
          </table:table-cell>
          <table:table-cell table:style-name="Abilities.A3" office:value-type="string">
            <text:p text:style-name="P46">1</text:p>
          </table:table-cell>
          <table:table-cell table:style-name="Abilities.A3" office:value-type="string">
            <text:p text:style-name="P78">6</text:p>
          </table:table-cell>
        </table:table-row>
        <table:table-row>
          <table:table-cell table:style-name="Abilities.A2" office:value-type="string">
            <text:p text:style-name="P25">Fleet Footed</text:p>
          </table:table-cell>
          <table:table-cell table:style-name="Abilities.A2" office:value-type="string">
            <text:p text:style-name="P5">+1 Speed.</text:p>
          </table:table-cell>
          <table:table-cell table:style-name="Abilities.A2" office:value-type="string">
            <text:p text:style-name="P46">3</text:p>
          </table:table-cell>
          <table:table-cell table:style-name="Abilities.A2" office:value-type="string">
            <text:p text:style-name="P54">6</text:p>
          </table:table-cell>
        </table:table-row>
        <table:table-row>
          <table:table-cell table:style-name="Abilities.A3" office:value-type="string">
            <text:p text:style-name="P29">Multi<text:span text:style-name="T13">l</text:span>ingual*</text:p>
          </table:table-cell>
          <table:table-cell table:style-name="Abilities.A3" office:value-type="string">
            <text:p text:style-name="P19">Learn <text:span text:style-name="T29">a different form of communication</text:span>.</text:p>
          </table:table-cell>
          <table:table-cell table:style-name="Abilities.A3" office:value-type="string">
            <text:p text:style-name="P85">9</text:p>
          </table:table-cell>
          <table:table-cell table:style-name="Abilities.A3" office:value-type="string">
            <text:p text:style-name="P78">6</text:p>
          </table:table-cell>
        </table:table-row>
        <table:table-row>
          <table:table-cell table:style-name="Abilities.A2" office:value-type="string">
            <text:p text:style-name="P30">Practice*</text:p>
          </table:table-cell>
          <table:table-cell table:style-name="Abilities.A2" office:value-type="string">
            <text:p text:style-name="P21">+1 to <text:span text:style-name="T42">a</text:span> Skill <text:span text:style-name="T41">(up to the parent Trait)</text:span>.</text:p>
          </table:table-cell>
          <table:table-cell table:style-name="Abilities.A2" office:value-type="string">
            <text:p text:style-name="P71">1</text:p>
          </table:table-cell>
          <table:table-cell table:style-name="Abilities.A2" office:value-type="string">
            <text:p text:style-name="P77">9</text:p>
          </table:table-cell>
        </table:table-row>
        <table:table-row>
          <table:table-cell table:style-name="Abilities.A13" office:value-type="string">
            <text:p text:style-name="P27"/>
          </table:table-cell>
          <table:table-cell table:style-name="Abilities.A13" office:value-type="string">
            <text:p text:style-name="P5"/>
          </table:table-cell>
          <table:table-cell table:style-name="Abilities.A13" office:value-type="string">
            <text:p text:style-name="P72"/>
          </table:table-cell>
          <table:table-cell table:style-name="Abilities.A13" office:value-type="string">
            <text:p text:style-name="P68"/>
          </table:table-cell>
        </table:table-row>
        <table:table-row>
          <table:table-cell table:style-name="Abilities.A14" office:value-type="string">
            <text:p text:style-name="P44">Danger Sense</text:p>
          </table:table-cell>
          <table:table-cell table:style-name="Abilities.A14" office:value-type="string">
            <text:p text:style-name="P24">+1 Reflex.</text:p>
          </table:table-cell>
          <table:table-cell table:style-name="Abilities.A14" office:value-type="string">
            <text:p text:style-name="P74">1</text:p>
          </table:table-cell>
          <table:table-cell table:style-name="Abilities.A14" office:value-type="string">
            <text:p text:style-name="P80">9</text:p>
          </table:table-cell>
        </table:table-row>
        <table:table-row>
          <table:table-cell table:style-name="Abilities.A3" office:value-type="string">
            <text:p text:style-name="P43"><text:span text:style-name="T24">D</text:span>iscipline</text:p>
          </table:table-cell>
          <table:table-cell table:style-name="Abilities.A3" office:value-type="string">
            <text:p text:style-name="P23"><text:span text:style-name="T36">Ignore 1 Pain penalty</text:span>.</text:p>
          </table:table-cell>
          <table:table-cell table:style-name="Abilities.A3" office:value-type="string">
            <text:p text:style-name="P73">3</text:p>
          </table:table-cell>
          <table:table-cell table:style-name="Abilities.A3" office:value-type="string">
            <text:p text:style-name="P79">9</text:p>
          </table:table-cell>
        </table:table-row>
        <table:table-row>
          <table:table-cell table:style-name="Abilities.A2" office:value-type="string">
            <text:p text:style-name="P25">Fortunate</text:p>
          </table:table-cell>
          <table:table-cell table:style-name="Abilities.A2" office:value-type="string">
            <text:p text:style-name="P5">+1 Luck.</text:p>
          </table:table-cell>
          <table:table-cell table:style-name="Abilities.A2" office:value-type="string">
            <text:p text:style-name="P48">1</text:p>
          </table:table-cell>
          <table:table-cell table:style-name="Abilities.A2" office:value-type="string">
            <text:p text:style-name="P68">9</text:p>
          </table:table-cell>
        </table:table-row>
        <table:table-row>
          <table:table-cell table:style-name="Abilities.A3" office:value-type="string">
            <text:p text:style-name="P31">Free Running</text:p>
          </table:table-cell>
          <table:table-cell table:style-name="Abilities.A3" office:value-type="string">
            <text:p text:style-name="P22">2AP. Acrobatics 9# to Climb at Speed x2.</text:p>
          </table:table-cell>
          <table:table-cell table:style-name="Abilities.A3" office:value-type="string">
            <text:p text:style-name="P63">1</text:p>
          </table:table-cell>
          <table:table-cell table:style-name="Abilities.A3" office:value-type="string">
            <text:p text:style-name="P76">9</text:p>
          </table:table-cell>
        </table:table-row>
        <table:table-row>
          <table:table-cell table:style-name="Abilities.A2" office:value-type="string">
            <text:p text:style-name="P32">Unorthodox</text:p>
          </table:table-cell>
          <table:table-cell table:style-name="Abilities.A2" office:value-type="string">
            <text:p text:style-name="P10"><text:span text:style-name="T31">Pick</text:span> a new <text:span text:style-name="T11">parent Trait for a Skill.</text:span></text:p>
          </table:table-cell>
          <table:table-cell table:style-name="Abilities.A2" office:value-type="string">
            <text:p text:style-name="P57">1</text:p>
          </table:table-cell>
          <table:table-cell table:style-name="Abilities.A2" office:value-type="string">
            <text:p text:style-name="P70">9</text:p>
          </table:table-cell>
        </table:table-row>
        <table:table-row>
          <table:table-cell table:style-name="Abilities.A13" office:value-type="string">
            <text:p text:style-name="P32"/>
          </table:table-cell>
          <table:table-cell table:style-name="Abilities.A13" office:value-type="string">
            <text:p text:style-name="P10"/>
          </table:table-cell>
          <table:table-cell table:style-name="Abilities.A13" office:value-type="string">
            <text:p text:style-name="P57"/>
          </table:table-cell>
          <table:table-cell table:style-name="Abilities.A13" office:value-type="string">
            <text:p text:style-name="P70"/>
          </table:table-cell>
        </table:table-row>
        <table:table-row>
          <table:table-cell table:style-name="Abilities.A2" office:value-type="string">
            <text:p text:style-name="P36">Fencing</text:p>
          </table:table-cell>
          <table:table-cell table:style-name="Abilities.A2" office:value-type="string">
            <text:p text:style-name="P17">Free Block roll <text:span text:style-name="T34">once per </text:span>rnd.</text:p>
          </table:table-cell>
          <table:table-cell table:style-name="Abilities.A2" office:value-type="string">
            <text:p text:style-name="P58">1</text:p>
          </table:table-cell>
          <table:table-cell table:style-name="Abilities.A2" office:value-type="string">
            <text:p text:style-name="P59">12</text:p>
          </table:table-cell>
        </table:table-row>
        <table:table-row>
          <table:table-cell table:style-name="Abilities.A3" office:value-type="string">
            <text:p text:style-name="P37">Sidestep</text:p>
          </table:table-cell>
          <table:table-cell table:style-name="Abilities.A3" office:value-type="string">
            <text:p text:style-name="P18"><text:span text:style-name="T22">Free </text:span>Dodge <text:span text:style-name="T23">roll once per rnd</text:span>.</text:p>
          </table:table-cell>
          <table:table-cell table:style-name="Abilities.A3" office:value-type="string">
            <text:p text:style-name="P58">1</text:p>
          </table:table-cell>
          <table:table-cell table:style-name="Abilities.A3" office:value-type="string">
            <text:p text:style-name="P62">12</text:p>
          </table:table-cell>
        </table:table-row>
        <table:table-row>
          <table:table-cell table:style-name="Abilities.A2" office:value-type="string">
            <text:p text:style-name="P42">Wrestling</text:p>
          </table:table-cell>
          <table:table-cell table:style-name="Abilities.A2" office:value-type="string">
            <text:p text:style-name="P17">Free Grab roll <text:span text:style-name="T34">once per </text:span>rnd.</text:p>
          </table:table-cell>
          <table:table-cell table:style-name="Abilities.A2" office:value-type="string">
            <text:p text:style-name="P60">1</text:p>
          </table:table-cell>
          <table:table-cell table:style-name="Abilities.A2" office:value-type="string">
            <text:p text:style-name="P61">12</text:p>
          </table:table-cell>
        </table:table-row>
        <table:table-row>
          <table:table-cell table:style-name="Abilities.A23" office:value-type="string">
            <text:p text:style-name="P38">Firm Grip</text:p>
          </table:table-cell>
          <table:table-cell table:style-name="Abilities.A23" office:value-type="string">
            <text:p text:style-name="P11">Use 2h weapon<text:span text:style-name="T37">s</text:span> in 1h, up to Size <text:span text:style-name="T39">3</text:span>.</text:p>
          </table:table-cell>
          <table:table-cell table:style-name="Abilities.A23" office:value-type="string">
            <text:p text:style-name="P64">1</text:p>
          </table:table-cell>
          <table:table-cell table:style-name="Abilities.A23" office:value-type="string">
            <text:p text:style-name="P68">15</text:p>
          </table:table-cell>
        </table:table-row>
        <table:table-row>
          <table:table-cell table:style-name="Abilities.A2" office:value-type="string">
            <text:p text:style-name="P39">Hard Headed</text:p>
          </table:table-cell>
          <table:table-cell table:style-name="Abilities.A2" office:value-type="string">
            <text:p text:style-name="P15"><text:span text:style-name="T37">Ignore Stun from Head DMG</text:span>.</text:p>
          </table:table-cell>
          <table:table-cell table:style-name="Abilities.A2" office:value-type="string">
            <text:p text:style-name="P52">1</text:p>
          </table:table-cell>
          <table:table-cell table:style-name="Abilities.A2" office:value-type="string">
            <text:p text:style-name="P63">15</text:p>
          </table:table-cell>
        </table:table-row>
        <table:table-row>
          <table:table-cell table:style-name="Abilities.A13" office:value-type="string">
            <text:p text:style-name="P25">Powerful Strike*</text:p>
          </table:table-cell>
          <table:table-cell table:style-name="Abilities.A13" office:value-type="string">
            <text:p text:style-name="P5">+1 DMG for a <text:span text:style-name="T28">specific </text:span>M<text:span text:style-name="T26">elee</text:span> <text:span text:style-name="T37">weapon</text:span>.</text:p>
          </table:table-cell>
          <table:table-cell table:style-name="Abilities.A13" office:value-type="string">
            <text:p text:style-name="P48">1</text:p>
          </table:table-cell>
          <table:table-cell table:style-name="Abilities.A13" office:value-type="string">
            <text:p text:style-name="P55">1<text:span text:style-name="T17">5</text:span></text:p>
          </table:table-cell>
        </table:table-row>
        <table:table-row>
          <table:table-cell table:style-name="Abilities.A2" office:value-type="string">
            <text:p text:style-name="P40">Assassin</text:p>
          </table:table-cell>
          <table:table-cell table:style-name="Abilities.A2" office:value-type="string">
            <text:p text:style-name="P16">+3 DMG <text:span text:style-name="T44">to ATKs </text:span>from Concealment.</text:p>
          </table:table-cell>
          <table:table-cell table:style-name="Abilities.A2" office:value-type="string">
            <text:p text:style-name="P53">1</text:p>
          </table:table-cell>
          <table:table-cell table:style-name="Abilities.A2" office:value-type="string">
            <text:p text:style-name="P47">18</text:p>
          </table:table-cell>
        </table:table-row>
        <table:table-row>
          <table:table-cell table:style-name="Abilities.A3" office:value-type="string">
            <text:p text:style-name="P33">Vehicle Operation*</text:p>
          </table:table-cell>
          <table:table-cell table:style-name="Abilities.A3" office:value-type="string">
            <text:p text:style-name="P20">Proficiently operate a <text:span text:style-name="T44">class of</text:span> vehicle.</text:p>
          </table:table-cell>
          <table:table-cell table:style-name="Abilities.A3" office:value-type="string">
            <text:p text:style-name="P65">1</text:p>
          </table:table-cell>
          <table:table-cell table:style-name="Abilities.A3" office:value-type="string">
            <text:p text:style-name="P47">18</text:p>
          </table:table-cell>
        </table:table-row>
        <table:table-row>
          <table:table-cell table:style-name="Abilities.A14" office:value-type="string">
            <text:p text:style-name="P25">Ambidextrous</text:p>
          </table:table-cell>
          <table:table-cell table:style-name="Abilities.A14" office:value-type="string">
            <text:p text:style-name="P12"><text:span text:style-name="T27">Off-hand</text:span> penalt<text:span text:style-name="T30">y</text:span> <text:span text:style-name="T36">is</text:span> -1 <text:span text:style-name="T36">instead of -3</text:span>.</text:p>
          </table:table-cell>
          <table:table-cell table:style-name="Abilities.A14" office:value-type="string">
            <text:p text:style-name="P66">1</text:p>
          </table:table-cell>
          <table:table-cell table:style-name="Abilities.A14" office:value-type="string">
            <text:p text:style-name="P47">24</text:p>
          </table:table-cell>
        </table:table-row>
        <table:table-row>
          <table:table-cell table:style-name="Abilities.A13" office:value-type="string">
            <text:p text:style-name="P34">Tough</text:p>
          </table:table-cell>
          <table:table-cell table:style-name="Abilities.A13" office:value-type="string">
            <text:p text:style-name="P11">+1<text:span text:style-name="T18"> HP.</text:span></text:p>
          </table:table-cell>
          <table:table-cell table:style-name="Abilities.A13" office:value-type="string">
            <text:p text:style-name="P69">3</text:p>
          </table:table-cell>
          <table:table-cell table:style-name="Abilities.A13" office:value-type="string">
            <text:p text:style-name="P47">24</text:p>
          </table:table-cell>
        </table:table-row>
        <table:table-row>
          <table:table-cell table:style-name="Abilities.A2" office:value-type="string">
            <text:p text:style-name="P35">Self Improvement*</text:p>
          </table:table-cell>
          <table:table-cell table:style-name="Abilities.A2" office:value-type="string">
            <text:p text:style-name="P13">+1 to a Trait <text:span text:style-name="T21">(max 6).</text:span></text:p>
          </table:table-cell>
          <table:table-cell table:style-name="Abilities.A2" office:value-type="string">
            <text:p text:style-name="P71">1</text:p>
          </table:table-cell>
          <table:table-cell table:style-name="Abilities.A2" office:value-type="string">
            <text:p text:style-name="P47">30</text:p>
          </table:table-cell>
        </table:table-row>
        <table:table-row>
          <table:table-cell table:style-name="Abilities.A31" office:value-type="string">
            <text:p text:style-name="P14">Second Chance</text:p>
          </table:table-cell>
          <table:table-cell table:style-name="Abilities.A31" office:value-type="string">
            <text:p text:style-name="P14">Spend this <text:span text:style-name="T19">Ability</text:span> to avoid <text:span text:style-name="T20">D</text:span>eath once.</text:p>
          </table:table-cell>
          <table:table-cell table:style-name="Abilities.A31" office:value-type="string">
            <text:p text:style-name="P67">9</text:p>
          </table:table-cell>
          <table:table-cell table:style-name="Abilities.A31" office:value-type="string">
            <text:p text:style-name="P47">30</text:p>
          </table:table-cell>
        </table:table-row>
      </table:table>
      <text:p text:style-name="P3">* <text:span text:style-name="T43">These Abilities</text:span> <text:span text:style-name="T25">are taken for</text:span> specific types of things separat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24T02:29:50.571282289</dc:date>
    <meta:editing-cycles>113</meta:editing-cycles>
    <meta:editing-duration>P13DT1H1M55S</meta:editing-duration>
    <meta:document-statistic meta:table-count="1" meta:image-count="0" meta:object-count="0" meta:page-count="1" meta:paragraph-count="121" meta:word-count="294" meta:character-count="1364" meta:non-whitespace-character-count="1191"/>
    <meta:template xlink:type="simple" xlink:actuate="onRequest" xlink:title="" xlink:href="../../Apocalyptia%203%20Manuscript.odt/Normal"/>
  </office:meta>
</office:document-meta>
</file>